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4ded37" officeooo:paragraph-rsid="01acbc22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d06f4" style:text-blinking="false" fo:background-color="transparent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text-properties style:font-name="Liberation Serif" officeooo:rsid="01934c6a" officeooo:paragraph-rsid="01a1cdb7" fo:background-color="transparent"/>
    </style:style>
    <style:style style:name="P5" style:family="paragraph" style:parent-style-name="Standard">
      <style:text-properties style:font-name="Liberation Serif" officeooo:rsid="01934c6a" officeooo:paragraph-rsid="01a689a9" fo:background-color="transparent"/>
    </style:style>
    <style:style style:name="P6" style:family="paragraph" style:parent-style-name="Standard">
      <style:text-properties style:font-name="Liberation Serif" officeooo:rsid="01934c6a" officeooo:paragraph-rsid="01c754a9" fo:background-color="transparent"/>
    </style:style>
    <style:style style:name="P7" style:family="paragraph" style:parent-style-name="Standard">
      <style:text-properties style:font-name="Liberation Serif" officeooo:rsid="0090e13a" officeooo:paragraph-rsid="01b720a1" fo:background-color="transparent"/>
    </style:style>
    <style:style style:name="P8" style:family="paragraph" style:parent-style-name="Standard">
      <style:text-properties style:font-name="Liberation Serif" officeooo:rsid="009f208a" officeooo:paragraph-rsid="01998eea" fo:background-color="transparent"/>
    </style:style>
    <style:style style:name="P9" style:family="paragraph" style:parent-style-name="Standard">
      <style:text-properties style:font-name="Liberation Serif" officeooo:paragraph-rsid="0195fd0b"/>
    </style:style>
    <style:style style:name="P10" style:family="paragraph" style:parent-style-name="Standard">
      <style:text-properties style:font-name="Liberation Serif" officeooo:rsid="0195c444" officeooo:paragraph-rsid="01a1cdb7"/>
    </style:style>
    <style:style style:name="P11" style:family="paragraph" style:parent-style-name="Standard">
      <style:text-properties style:font-name="Liberation Serif" officeooo:rsid="0195c444" officeooo:paragraph-rsid="01a3f57c"/>
    </style:style>
    <style:style style:name="P12" style:family="paragraph" style:parent-style-name="Standard">
      <style:text-properties style:font-name="Liberation Serif" officeooo:rsid="0195c444" officeooo:paragraph-rsid="01a689a9"/>
    </style:style>
    <style:style style:name="P13" style:family="paragraph" style:parent-style-name="Standard">
      <style:text-properties fo:font-weight="bold" officeooo:paragraph-rsid="01c15db8" fo:background-color="#fff200" style:font-weight-asian="bold" style:font-weight-complex="bold"/>
    </style:style>
    <style:style style:name="P14" style:family="paragraph" style:parent-style-name="Standard">
      <style:text-properties officeooo:paragraph-rsid="0195fd0b"/>
    </style:style>
    <style:style style:name="P15" style:family="paragraph" style:parent-style-name="Standard">
      <style:text-properties officeooo:rsid="01a395b3" officeooo:paragraph-rsid="0195fd0b" fo:background-color="transparent"/>
    </style:style>
    <style:style style:name="P16" style:family="paragraph" style:parent-style-name="Standard">
      <style:text-properties officeooo:paragraph-rsid="01b720a1" fo:background-color="transparent"/>
    </style:style>
    <style:style style:name="P17" style:family="paragraph" style:parent-style-name="Standard">
      <style:text-properties officeooo:rsid="00d45988" officeooo:paragraph-rsid="01bfe984" fo:background-color="transparent"/>
    </style:style>
    <style:style style:name="P18" style:family="paragraph" style:parent-style-name="Standard">
      <style:text-properties officeooo:rsid="0212cc92" officeooo:paragraph-rsid="01c15db8" fo:background-color="transparent"/>
    </style:style>
    <style:style style:name="P19" style:family="paragraph" style:parent-style-name="Standard">
      <style:text-properties officeooo:rsid="0053ae99" officeooo:paragraph-rsid="021a653c" fo:background-color="transparent"/>
    </style:style>
    <style:style style:name="P20" style:family="paragraph" style:parent-style-name="Standard">
      <style:text-properties officeooo:paragraph-rsid="0195fd0b" fo:background-color="transparent"/>
    </style:style>
    <style:style style:name="P21" style:family="paragraph" style:parent-style-name="Standard">
      <style:text-properties officeooo:rsid="01934c6a" officeooo:paragraph-rsid="01a1cdb7"/>
    </style:style>
    <style:style style:name="P22" style:family="paragraph" style:parent-style-name="Standard">
      <style:text-properties officeooo:rsid="01a395b3" officeooo:paragraph-rsid="01b720a1" fo:background-color="#fff200"/>
    </style:style>
    <style:style style:name="P23" style:family="paragraph" style:parent-style-name="Standard">
      <style:text-properties officeooo:paragraph-rsid="01b720a1"/>
    </style:style>
    <style:style style:name="P24" style:family="paragraph" style:parent-style-name="Standard">
      <style:text-properties officeooo:rsid="006e9c4b" officeooo:paragraph-rsid="01c15db8"/>
    </style:style>
    <style:style style:name="P25" style:family="paragraph" style:parent-style-name="Standard">
      <style:text-properties officeooo:paragraph-rsid="01c15db8"/>
    </style:style>
    <style:style style:name="P26" style:family="paragraph" style:parent-style-name="Standard">
      <style:text-properties fo:font-weight="normal" officeooo:rsid="01b7d5c0" officeooo:paragraph-rsid="01c07962" style:font-weight-asian="normal" style:font-weight-complex="normal"/>
    </style:style>
    <style:style style:name="P27" style:family="paragraph" style:parent-style-name="Standard">
      <style:text-properties fo:font-weight="normal" officeooo:rsid="01b7d5c0" officeooo:paragraph-rsid="01c266f5" style:font-weight-asian="normal" style:font-weight-complex="normal"/>
    </style:style>
    <style:style style:name="P28" style:family="paragraph" style:parent-style-name="Standard">
      <style:text-properties fo:font-weight="normal" officeooo:rsid="01992610" officeooo:paragraph-rsid="01b720a1" fo:background-color="transparent" style:font-weight-asian="normal" style:font-weight-complex="normal"/>
    </style:style>
    <style:style style:name="P29" style:family="paragraph" style:parent-style-name="Standard">
      <style:text-properties officeooo:rsid="0212cc92" officeooo:paragraph-rsid="01c15db8"/>
    </style:style>
    <style:style style:name="P30" style:family="paragraph" style:parent-style-name="Title">
      <style:text-properties officeooo:rsid="0190b051" officeooo:paragraph-rsid="0190b051"/>
    </style:style>
    <style:style style:name="P31" style:family="paragraph" style:parent-style-name="Heading_20_1">
      <style:text-properties officeooo:rsid="00558d39" officeooo:paragraph-rsid="01acd361" fo:background-color="transparent"/>
    </style:style>
    <style:style style:name="P32" style:family="paragraph" style:parent-style-name="Heading_20_1">
      <style:text-properties officeooo:paragraph-rsid="0195fd0b" fo:background-color="transparent"/>
    </style:style>
    <style:style style:name="P33" style:family="paragraph" style:parent-style-name="Heading_20_1">
      <style:text-properties officeooo:paragraph-rsid="01b720a1"/>
    </style:style>
    <style:style style:name="P34" style:family="paragraph" style:parent-style-name="Heading_20_1">
      <style:text-properties style:font-name="Liberation Sans" officeooo:paragraph-rsid="01b720a1"/>
    </style:style>
    <style:style style:name="T1" style:family="text">
      <style:text-properties style:text-position="super 58%" officeooo:rsid="007dee78"/>
    </style:style>
    <style:style style:name="T2" style:family="text">
      <style:text-properties officeooo:rsid="0195cfbc"/>
    </style:style>
    <style:style style:name="T3" style:family="text">
      <style:text-properties officeooo:rsid="0195fd0b"/>
    </style:style>
    <style:style style:name="T4" style:family="text">
      <style:text-properties style:font-name="Liberation Serif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style:font-name="Liberation Serif" fo:font-style="normal" fo:font-weight="normal" officeooo:rsid="01b44494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style:font-name="Liberation Serif" fo:font-style="normal" fo:font-weight="normal" officeooo:rsid="01bdeb38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style:font-name="Liberation Serif" fo:font-style="normal" fo:font-weight="normal" officeooo:rsid="019d261d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style:font-name="Liberation Serif" fo:font-style="normal" fo:font-weight="normal" officeooo:rsid="0196bd1d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style:font-name="Liberation Serif" fo:font-style="normal" fo:font-weight="normal" officeooo:rsid="01a1cdb7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style:font-name="Liberation Serif" fo:font-style="normal" fo:font-weight="normal" officeooo:rsid="01a3bbd4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style:font-name="Liberation Serif" fo:font-style="normal" fo:font-weight="normal" officeooo:rsid="007306ea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style:font-name="Liberation Serif" fo:font-style="normal" fo:font-weight="normal" officeooo:rsid="01b8e200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style:font-name="Liberation Serif" fo:font-style="normal" fo:font-weight="normal" officeooo:rsid="01ba61a6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style:font-name="Liberation Serif" fo:font-style="normal" fo:font-weight="normal" officeooo:rsid="019eb64d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style:font-name="Liberation Serif" fo:font-style="normal" fo:font-weight="normal" officeooo:rsid="01a99a5c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style:font-name="Liberation Serif" fo:font-style="normal" fo:font-weight="normal" officeooo:rsid="00a9c481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tyle="normal" fo:font-weight="normal" officeooo:rsid="0053ae99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style:font-name="Liberation Serif" fo:font-style="normal" fo:font-weight="normal" officeooo:rsid="01b720a1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style:font-name="Liberation Serif" fo:font-style="normal" fo:font-weight="normal" officeooo:rsid="01f0d908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tyle="normal" fo:font-weight="normal" officeooo:rsid="01acd361" fo:background-color="transparent" loext:char-shading-value="0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fo:font-weight="normal" officeooo:rsid="007306ea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normal" officeooo:rsid="01b8e200" style:font-style-asian="normal" style:font-weight-asian="normal" style:font-style-complex="normal" style:font-weight-complex="normal"/>
    </style:style>
    <style:style style:name="T23" style:family="text">
      <style:text-properties style:font-name="Liberation Serif" fo:font-style="normal" fo:font-weight="normal" officeooo:rsid="01ba61a6" style:font-style-asian="normal" style:font-weight-asian="normal" style:font-style-complex="normal" style:font-weight-complex="normal"/>
    </style:style>
    <style:style style:name="T24" style:family="text">
      <style:text-properties style:font-name="Liberation Serif" fo:font-style="normal" fo:font-weight="normal" officeooo:rsid="01b44494" style:font-style-asian="normal" style:font-weight-asian="normal" style:font-style-complex="normal" style:font-weight-complex="normal"/>
    </style:style>
    <style:style style:name="T25" style:family="text">
      <style:text-properties style:font-name="Liberation Serif" fo:font-style="normal" fo:font-weight="normal" officeooo:rsid="0053ae99" style:font-style-asian="normal" style:font-weight-asian="normal" style:font-style-complex="normal" style:font-weight-complex="normal"/>
    </style:style>
    <style:style style:name="T26" style:family="text">
      <style:text-properties style:font-name="Liberation Serif" fo:font-style="normal" fo:font-weight="normal" officeooo:rsid="00a9c481" style:font-style-asian="normal" style:font-weight-asian="normal" style:font-style-complex="normal" style:font-weight-complex="normal"/>
    </style:style>
    <style:style style:name="T27" style:family="text">
      <style:text-properties style:font-name="Liberation Serif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style:font-name="Liberation Serif" fo:font-style="normal" fo:font-weight="bold" officeooo:rsid="01bdeb38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style:font-name="Liberation Serif" fo:font-style="normal" fo:font-weight="bold" officeooo:rsid="019d261d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style:font-name="Liberation Serif" fo:font-style="normal" fo:font-weight="bold" officeooo:rsid="01a1cdb7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style:font-name="Liberation Serif" fo:font-style="normal" fo:font-weight="bold" officeooo:rsid="01a3bbd4" fo:background-color="transparent" loext:char-shading-value="0" style:font-style-asian="normal" style:font-weight-asian="bold" style:font-style-complex="normal" style:font-weight-complex="bold"/>
    </style:style>
    <style:style style:name="T32" style:family="text">
      <style:text-properties style:font-name="Liberation Serif" fo:font-style="normal" fo:font-weight="bold" officeooo:rsid="01bdeb38" fo:background-color="#ffffff" loext:char-shading-value="0" style:font-style-asian="normal" style:font-weight-asian="bold" style:font-style-complex="normal" style:font-weight-complex="bold"/>
    </style:style>
    <style:style style:name="T33" style:family="text">
      <style:text-properties style:font-name="Liberation Serif" fo:font-style="normal" fo:font-weight="bold" officeooo:rsid="01acd361" fo:background-color="#ffffff" loext:char-shading-value="0" style:font-style-asian="normal" style:font-weight-asian="bold" style:font-style-complex="normal" style:font-weight-complex="bold"/>
    </style:style>
    <style:style style:name="T34" style:family="text">
      <style:text-properties style:font-name="Liberation Serif" fo:font-style="normal" officeooo:rsid="0053ae99" fo:background-color="transparent" loext:char-shading-value="0" style:font-style-asian="normal" style:font-style-complex="normal"/>
    </style:style>
    <style:style style:name="T35" style:family="text">
      <style:text-properties style:font-name="Liberation Serif" fo:font-style="normal" officeooo:rsid="01b44494" fo:background-color="transparent" loext:char-shading-value="0" style:font-style-asian="normal" style:font-style-complex="normal"/>
    </style:style>
    <style:style style:name="T36" style:family="text">
      <style:text-properties style:font-name="Liberation Serif" fo:font-style="normal" officeooo:rsid="00a9c481" fo:background-color="transparent" loext:char-shading-value="0" style:font-style-asian="normal" style:font-style-complex="normal"/>
    </style:style>
    <style:style style:name="T37" style:family="text">
      <style:text-properties style:font-name="Liberation Serif" fo:font-style="italic" fo:font-weight="normal" officeooo:rsid="01c754a9" fo:background-color="#fff200" loext:char-shading-value="0" style:font-style-asian="italic" style:font-weight-asian="normal" style:font-style-complex="italic" style:font-weight-complex="normal"/>
    </style:style>
    <style:style style:name="T38" style:family="text">
      <style:text-properties style:font-name="Liberation Serif" fo:font-style="italic" fo:font-weight="normal" officeooo:rsid="01c754a9" fo:background-color="#ffffff" loext:char-shading-value="0" style:font-style-asian="italic" style:font-weight-asian="normal" style:font-style-complex="italic" style:font-weight-complex="normal"/>
    </style:style>
    <style:style style:name="T39" style:family="text">
      <style:text-properties style:font-name="Liberation Serif" fo:font-style="italic" fo:font-weight="normal" officeooo:rsid="01ba61a6" fo:background-color="transparent" loext:char-shading-value="0" style:font-style-asian="italic" style:font-weight-asian="normal" style:font-style-complex="italic" style:font-weight-complex="normal"/>
    </style:style>
    <style:style style:name="T40" style:family="text">
      <style:text-properties style:font-name="Liberation Serif" fo:font-style="italic" fo:font-weight="normal" officeooo:rsid="01c754a9" fo:background-color="transparent" loext:char-shading-value="0" style:font-style-asian="italic" style:font-weight-asian="normal" style:font-style-complex="italic" style:font-weight-complex="normal"/>
    </style:style>
    <style:style style:name="T41" style:family="text">
      <style:text-properties style:font-name="Liberation Serif" fo:font-weight="bold" officeooo:rsid="01f0d908" style:font-weight-asian="bold" style:font-weight-complex="bold"/>
    </style:style>
    <style:style style:name="T42" style:family="text">
      <style:text-properties style:font-name="Liberation Serif" fo:font-weight="bold" officeooo:rsid="0145f457" style:font-weight-asian="bold" style:font-weight-complex="bold"/>
    </style:style>
    <style:style style:name="T43" style:family="text">
      <style:text-properties style:font-name="Liberation Serif" fo:font-weight="bold" officeooo:rsid="01463b1d" style:font-weight-asian="bold" style:font-weight-complex="bold"/>
    </style:style>
    <style:style style:name="T44" style:family="text">
      <style:text-properties style:font-name="Liberation Serif" fo:font-weight="bold" officeooo:rsid="00f2e337" style:font-weight-asian="bold" style:font-weight-complex="bold"/>
    </style:style>
    <style:style style:name="T45" style:family="text">
      <style:text-properties style:font-name="Liberation Serif" fo:font-weight="normal" officeooo:rsid="0090e13a" fo:background-color="#ffffff" loext:char-shading-value="0" style:font-weight-asian="normal" style:font-weight-complex="normal"/>
    </style:style>
    <style:style style:name="T46" style:family="text">
      <style:text-properties style:font-name="Liberation Serif" fo:font-weight="normal" officeooo:rsid="013fe123" fo:background-color="#ffffff" loext:char-shading-value="0" style:font-weight-asian="normal" style:font-weight-complex="normal"/>
    </style:style>
    <style:style style:name="T47" style:family="text">
      <style:text-properties style:font-name="Liberation Serif" fo:font-weight="normal" officeooo:rsid="0090941a" fo:background-color="#ffffff" loext:char-shading-value="0" style:font-weight-asian="normal" style:font-weight-complex="normal"/>
    </style:style>
    <style:style style:name="T48" style:family="text">
      <style:text-properties officeooo:rsid="007306ea"/>
    </style:style>
    <style:style style:name="T49" style:family="text">
      <style:text-properties fo:font-weight="normal" officeooo:rsid="006921b1" fo:background-color="transparent" loext:char-shading-value="0" style:font-weight-asian="normal" style:font-weight-complex="normal"/>
    </style:style>
    <style:style style:name="T50" style:family="text">
      <style:text-properties fo:font-weight="normal" officeooo:rsid="007306ea" fo:background-color="transparent" loext:char-shading-value="0" style:font-weight-asian="normal" style:font-weight-complex="normal"/>
    </style:style>
    <style:style style:name="T51" style:family="text">
      <style:text-properties fo:font-weight="normal" officeooo:rsid="01992610" fo:background-color="transparent" loext:char-shading-value="0" style:font-weight-asian="normal" style:font-weight-complex="normal"/>
    </style:style>
    <style:style style:name="T52" style:family="text">
      <style:text-properties fo:font-weight="bold" officeooo:rsid="01db1dd8" fo:background-color="transparent" loext:char-shading-value="0" style:font-weight-asian="bold" style:font-weight-complex="bold"/>
    </style:style>
    <style:style style:name="T53" style:family="text">
      <style:text-properties fo:font-weight="bold" officeooo:rsid="0196bd1d" fo:background-color="transparent" loext:char-shading-value="0" style:font-weight-asian="bold" style:font-weight-complex="bold"/>
    </style:style>
    <style:style style:name="T54" style:family="text">
      <style:text-properties fo:font-weight="bold" officeooo:rsid="0195fd0b" style:font-weight-asian="bold" style:font-weight-complex="bold"/>
    </style:style>
    <style:style style:name="T55" style:family="text">
      <style:text-properties fo:font-weight="bold" officeooo:rsid="01f0d908" style:font-weight-asian="bold" style:font-weight-complex="bold"/>
    </style:style>
    <style:style style:name="T56" style:family="text">
      <style:text-properties fo:font-weight="bold" officeooo:rsid="0145f457" style:font-weight-asian="bold" style:font-weight-complex="bold"/>
    </style:style>
    <style:style style:name="T57" style:family="text">
      <style:text-properties fo:font-weight="bold" officeooo:rsid="01b4da44" style:font-weight-asian="bold" style:font-weight-complex="bold"/>
    </style:style>
    <style:style style:name="T58" style:family="text">
      <style:text-properties fo:background-color="transparent" loext:char-shading-value="0"/>
    </style:style>
    <style:style style:name="T59" style:family="text">
      <style:text-properties officeooo:rsid="019305df" fo:background-color="transparent" loext:char-shading-value="0"/>
    </style:style>
    <style:style style:name="T60" style:family="text">
      <style:text-properties officeooo:rsid="01146aef" fo:background-color="transparent" loext:char-shading-value="0"/>
    </style:style>
    <style:style style:name="T61" style:family="text">
      <style:text-properties officeooo:rsid="0212cc92" fo:background-color="transparent" loext:char-shading-value="0"/>
    </style:style>
    <style:style style:name="T62" style:family="text">
      <style:text-properties officeooo:rsid="01a1cdb7"/>
    </style:style>
    <style:style style:name="T63" style:family="text">
      <style:text-properties fo:color="#72bf44" fo:font-weight="bold" officeooo:rsid="01db1dd8" style:font-weight-asian="bold" style:font-weight-complex="bold"/>
    </style:style>
    <style:style style:name="T64" style:family="text">
      <style:text-properties fo:color="#72bf44" fo:font-weight="bold" officeooo:rsid="0195fd0b" style:font-weight-asian="bold" style:font-weight-complex="bold"/>
    </style:style>
    <style:style style:name="T65" style:family="text">
      <style:text-properties fo:color="#72bf44" style:font-name="Liberation Serif" fo:font-weight="bold" officeooo:rsid="0226208d" fo:background-color="#ffffff" loext:char-shading-value="0" style:font-weight-asian="bold" style:font-weight-complex="bold"/>
    </style:style>
    <style:style style:name="T66" style:family="text">
      <style:text-properties officeooo:rsid="01f5ca89"/>
    </style:style>
    <style:style style:name="T67" style:family="text">
      <style:text-properties officeooo:rsid="01acd361"/>
    </style:style>
    <style:style style:name="T68" style:family="text">
      <style:text-properties fo:color="#ce181e" style:font-name="Liberation Serif" fo:font-style="normal" fo:font-weight="bold" officeooo:rsid="01f0d908" fo:background-color="transparent" loext:char-shading-value="0" style:font-style-asian="normal" style:font-weight-asian="bold" style:font-style-complex="normal" style:font-weight-complex="bold"/>
    </style:style>
    <style:style style:name="T69" style:family="text">
      <style:text-properties fo:color="#ce181e" style:font-name="Liberation Serif" fo:font-style="normal" fo:font-weight="bold" officeooo:rsid="01acd361" fo:background-color="transparent" loext:char-shading-value="0" style:font-style-asian="normal" style:font-weight-asian="bold" style:font-style-complex="normal" style:font-weight-complex="bold"/>
    </style:style>
    <style:style style:name="T70" style:family="text">
      <style:text-properties fo:color="#ce181e" style:font-name="Liberation Serif" fo:font-style="normal" fo:font-weight="bold" officeooo:rsid="01b720a1" fo:background-color="transparent" loext:char-shading-value="0" style:font-style-asian="normal" style:font-weight-asian="bold" style:font-style-complex="normal" style:font-weight-complex="bold"/>
    </style:style>
    <style:style style:name="T71" style:family="text">
      <style:text-properties fo:color="#ce181e" style:font-name="Liberation Serif" fo:font-style="normal" fo:font-weight="bold" officeooo:rsid="00f13402" fo:background-color="#ffffff" loext:char-shading-value="0" style:font-style-asian="normal" style:font-weight-asian="bold" style:font-style-complex="normal" style:font-weight-complex="bold"/>
    </style:style>
    <style:style style:name="T72" style:family="text">
      <style:text-properties fo:color="#ce181e" style:font-name="Liberation Serif" fo:font-style="normal" fo:font-weight="bold" officeooo:rsid="00f84be3" fo:background-color="#ffffff" loext:char-shading-value="0" style:font-style-asian="normal" style:font-weight-asian="bold" style:font-style-complex="normal" style:font-weight-complex="bold"/>
    </style:style>
    <style:style style:name="T73" style:family="text">
      <style:text-properties fo:color="#ce181e" style:font-name="Liberation Serif" fo:font-weight="bold" officeooo:rsid="00f84be3" style:font-weight-asian="bold" style:font-weight-complex="bold"/>
    </style:style>
    <style:style style:name="T74" style:family="text">
      <style:text-properties fo:color="#ce181e" style:font-name="Liberation Serif" fo:font-weight="bold" officeooo:rsid="007c60da" style:font-weight-asian="bold" style:font-weight-complex="bold"/>
    </style:style>
    <style:style style:name="T75" style:family="text">
      <style:text-properties fo:color="#ce181e" style:font-name="Liberation Serif" fo:font-weight="bold" officeooo:rsid="01247d04" style:font-weight-asian="bold" style:font-weight-complex="bold"/>
    </style:style>
    <style:style style:name="T76" style:family="text">
      <style:text-properties fo:color="#ce181e" fo:font-weight="bold" fo:background-color="transparent" loext:char-shading-value="0" style:font-weight-asian="bold" style:font-weight-complex="bold"/>
    </style:style>
    <style:style style:name="T77" style:family="text">
      <style:text-properties fo:color="#000000" style:font-name="Liberation Serif" fo:font-weight="normal" officeooo:rsid="00f2e337" style:font-weight-asian="normal" style:font-weight-complex="normal"/>
    </style:style>
    <style:style style:name="T78" style:family="text">
      <style:text-properties fo:color="#000000" style:font-name="Liberation Serif" fo:font-weight="normal" officeooo:rsid="007c60da" style:font-weight-asian="normal" style:font-weight-complex="normal"/>
    </style:style>
    <style:style style:name="T79" style:family="text">
      <style:text-properties fo:color="#000000" style:font-name="Liberation Serif" fo:font-weight="normal" officeooo:rsid="009ee034" style:font-weight-asian="normal" style:font-weight-complex="normal"/>
    </style:style>
    <style:style style:name="T80" style:family="text">
      <style:text-properties fo:color="#000000" style:font-name="Liberation Serif" fo:font-weight="normal" officeooo:rsid="008b1b53" style:font-weight-asian="normal" style:font-weight-complex="normal"/>
    </style:style>
    <style:style style:name="T81" style:family="text">
      <style:text-properties fo:color="#000000" style:font-name="Liberation Serif" fo:font-weight="normal" officeooo:rsid="01562b42" style:font-weight-asian="normal" style:font-weight-complex="normal"/>
    </style:style>
    <style:style style:name="T82" style:family="text">
      <style:text-properties fo:color="#000000" style:font-name="Liberation Serif"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83" style:family="text">
      <style:text-properties fo:color="#000000" style:font-name="Liberation Serif" fo:font-style="normal" fo:font-weight="normal" officeooo:rsid="0090941a" fo:background-color="#ffffff" loext:char-shading-value="0" style:font-style-asian="normal" style:font-weight-asian="normal" style:font-style-complex="normal" style:font-weight-complex="normal"/>
    </style:style>
    <style:style style:name="T84" style:family="text">
      <style:text-properties fo:color="#000000" style:font-name="Liberation Serif" fo:font-style="normal" fo:font-weight="normal" officeooo:rsid="00a9c481" style:font-style-asian="normal" style:font-weight-asian="normal" style:font-style-complex="normal" style:font-weight-complex="normal"/>
    </style:style>
    <style:style style:name="T85" style:family="text">
      <style:text-properties fo:color="#000000" style:font-name="Liberation Serif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86" style:family="text">
      <style:text-properties fo:color="#000000" style:font-name="Liberation Serif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87" style:family="text">
      <style:text-properties fo:color="#000000" style:font-name="Liberation Serif" fo:font-style="normal" fo:font-weight="bold" officeooo:rsid="01c15db8" fo:background-color="transparent" loext:char-shading-value="0" style:font-style-asian="normal" style:font-weight-asian="bold" style:font-style-complex="normal" style:font-weight-complex="bold"/>
    </style:style>
    <style:style style:name="T88" style:family="text">
      <style:text-properties style:font-name="Liberation Sans"/>
    </style:style>
    <style:style style:name="T89" style:family="text">
      <style:text-properties officeooo:rsid="00948b82"/>
    </style:style>
    <style:style style:name="T90" style:family="text">
      <style:text-properties style:use-window-font-color="true" style:font-name="Liberation Serif" fo:font-style="normal" officeooo:rsid="0053ae99" fo:background-color="transparent" loext:char-shading-value="0" style:font-style-asian="normal" style:font-style-complex="normal"/>
    </style:style>
    <style:style style:name="T91" style:family="text">
      <style:text-properties style:use-window-font-color="true" style:font-name="Liberation Serif" fo:font-weight="normal" officeooo:rsid="013fe123" fo:background-color="#ffffff" loext:char-shading-value="0" style:font-weight-asian="normal" style:font-weight-complex="normal"/>
    </style:style>
    <style:style style:name="T92" style:family="text">
      <style:text-properties style:use-window-font-color="true" style:font-name="Liberation Serif" fo:font-weight="normal" officeooo:rsid="0096fabb" fo:background-color="#ffffff" loext:char-shading-value="0" style:font-weight-asian="normal" style:font-weight-complex="normal"/>
    </style:style>
    <style:style style:name="T93" style:family="text">
      <style:text-properties officeooo:rsid="0212cc92"/>
    </style:style>
    <style:style style:name="T94" style:family="text">
      <style:text-properties officeooo:rsid="0226208d"/>
    </style:style>
    <style:style style:name="T95" style:family="text">
      <style:text-properties officeooo:rsid="013fe1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SparkFun <text:span text:style-name="T2">LSM9DS1 IMU</text:span></text:p>
      <text:p text:style-name="P2"/>
      <text:p text:style-name="P9">We use <text:span text:style-name="T62">two (2)</text:span><text:span text:style-name="T59"> </text:span><text:a xlink:type="simple" xlink:href="https://www.sparkfun.com/" text:style-name="Internet_20_link" text:visited-style-name="Visited_20_Internet_20_Link"><text:span text:style-name="T59">SparkFun</text:span></text:a> <text:a xlink:type="simple" xlink:href="https://www.sparkfun.com/products/13944" text:style-name="Internet_20_link" text:visited-style-name="Visited_20_Internet_20_Link"><text:span text:style-name="T3">LSM9DS1</text:span></text:a><text:a xlink:type="simple" xlink:href="https://www.sparkfun.com/products/13944" text:style-name="Internet_20_link" text:visited-style-name="Visited_20_Internet_20_Link"> IMU</text:a><text:span text:style-name="T62">s, each is fixed to one of the two (2) Arducam Sony IMX219 camera modules.</text:span></text:p>
      <text:p text:style-name="P3"/>
      <text:p text:style-name="P3">SparkFun provides a <text:a xlink:type="simple" xlink:href="https://learn.sparkfun.com/tutorials/9dof-sensor-stick-hookup-guide?_ga=2.194958765.1034032927.1615698744-819424948.1603593993&amp;_gac=1.247502197.1613962000.Cj0KCQiApsiBBhCKARIsAN8o_4g9jEuiS7oNLbFU6g4ClCaIAbzBKGNsGeNkIsMZ_3BD3kr_LaXpgNMaAsFgEALw_wcB" text:style-name="Internet_20_link" text:visited-style-name="Visited_20_Internet_20_Link">Hookup Guide for the SparkFun </text:a><text:a xlink:type="simple" xlink:href="https://learn.sparkfun.com/tutorials/9dof-sensor-stick-hookup-guide?_ga=2.194958765.1034032927.1615698744-819424948.1603593993&amp;_gac=1.247502197.1613962000.Cj0KCQiApsiBBhCKARIsAN8o_4g9jEuiS7oNLbFU6g4ClCaIAbzBKGNsGeNkIsMZ_3BD3kr_LaXpgNMaAsFgEALw_wcB" text:style-name="Internet_20_link" text:visited-style-name="Visited_20_Internet_20_Link"><text:span text:style-name="T3">LSM9DS1</text:span></text:a><text:a xlink:type="simple" xlink:href="https://learn.sparkfun.com/tutorials/9dof-sensor-stick-hookup-guide?_ga=2.194958765.1034032927.1615698744-819424948.1603593993&amp;_gac=1.247502197.1613962000.Cj0KCQiApsiBBhCKARIsAN8o_4g9jEuiS7oNLbFU6g4ClCaIAbzBKGNsGeNkIsMZ_3BD3kr_LaXpgNMaAsFgEALw_wcB" text:style-name="Internet_20_link" text:visited-style-name="Visited_20_Internet_20_Link"> IMU</text:a>.</text:p>
      <text:p text:style-name="P3"/>
      <text:h text:style-name="P31" text:outline-level="1">Arduino <text:span text:style-name="T66">IDE</text:span></text:h>
      <text:p text:style-name="P14"><text:span text:style-name="T48">We use the </text:span><text:a xlink:type="simple" xlink:href="https://github.com/sparkfun/SparkFun_LSM9DS1_Arduino_Library" text:style-name="Internet_20_link" text:visited-style-name="Visited_20_Internet_20_Link"><text:span text:style-name="T48">SparkFun LSM9DS1 Library</text:span></text:a><text:span text:style-name="T48">.</text:span></text:p>
      <text:p text:style-name="P13"/>
      <text:p text:style-name="P24">Open Arduino IDE</text:p>
      <text:p text:style-name="P24">$: <text:span text:style-name="T93">sudo </text:span>arduino</text:p>
      <text:p text:style-name="P14">&gt; Select Sketch&gt;Include Library&gt;Manage Libraries…</text:p>
      <text:p text:style-name="P14">&gt; Select <text:bookmark-start text:name="__DdeLink__2203_4031860680"/><text:span text:style-name="T63">Sparkfun </text:span><text:bookmark-end text:name="__DdeLink__2203_4031860680"/><text:span text:style-name="T64">LSM9DS1 IMU</text:span></text:p>
      <text:p text:style-name="P25">&gt; Click <text:span text:style-name="T54">2.0.0</text:span><text:span text:style-name="T3"> </text:span>Install</text:p>
      <text:p text:style-name="P18">$: sudo chmod -R +666 <text:span text:style-name="Source_20_Text"><text:span text:style-name="T24">/opt/</text:span></text:span><text:span text:style-name="Source_20_Text"><text:span text:style-name="T25">SparkFun</text:span></text:span><text:span text:style-name="Source_20_Text"><text:span text:style-name="T26">_</text:span></text:span><text:span text:style-name="Source_20_Text"><text:span text:style-name="T25">RedBoard</text:span></text:span><text:span text:style-name="Source_20_Text"><text:span text:style-name="T26">_</text:span></text:span><text:span text:style-name="Source_20_Text"><text:span text:style-name="T25">Turbo</text:span></text:span></text:p>
      <text:p text:style-name="P20"><text:span text:style-name="Source_20_Text"><text:span text:style-name="T25"/></text:span></text:p>
      <text:p text:style-name="P8"><text:span text:style-name="T94">A</text:span>n already downloaded copy <text:span text:style-name="T95">of the SparkFun LSM9DS1 library (used by installation script and Dockerfile) </text:span>can be found here: </text:p>
      <text:p text:style-name="P19"><text:span text:style-name="Source_20_Text"><text:span text:style-name="T45">sw/</text:span></text:span><text:span text:style-name="Source_20_Text"><text:span text:style-name="T46">SparkFun</text:span></text:span><text:span text:style-name="Source_20_Text"><text:span text:style-name="T47">_</text:span></text:span><text:span text:style-name="Source_20_Text"><text:span text:style-name="T46">RedBoard_Turb</text:span></text:span><text:span text:style-name="Source_20_Text"><text:span text:style-name="T91">o/SparkFun_LSM9DS1_IMU</text:span></text:span><text:span text:style-name="Source_20_Text"><text:span text:style-name="T92">/</text:span></text:span><text:span text:style-name="Source_20_Text"><text:span text:style-name="T65">SparkFun_LSM9DS1_Arduino_Library-master.zip</text:span></text:span></text:p>
      <text:p text:style-name="Standard"><text:span text:style-name="Source_20_Text"><text:span text:style-name="T65"/></text:span></text:p>
      <text:p text:style-name="P15">The library is installed under</text:p>
      <text:p text:style-name="P22"><text:span text:style-name="Source_20_Text"><text:span text:style-name="T5">/opt/</text:span></text:span><text:span text:style-name="Source_20_Text"><text:span text:style-name="T17">SparkFun</text:span></text:span><text:span text:style-name="Source_20_Text"><text:span text:style-name="T16">_</text:span></text:span><text:span text:style-name="Source_20_Text"><text:span text:style-name="T17">RedBoard</text:span></text:span><text:span text:style-name="Source_20_Text"><text:span text:style-name="T16">_</text:span></text:span><text:span text:style-name="Source_20_Text"><text:span text:style-name="T17">Turbo/</text:span></text:span><text:span text:style-name="T49">Arduino/</text:span><text:span text:style-name="T50">libraries/</text:span><text:span text:style-name="T52">SparkFun_</text:span><text:span text:style-name="T53">LSM9DS1</text:span><text:span text:style-name="T52">_IMU</text:span><text:span text:style-name="T51">.</text:span></text:p>
      <text:p text:style-name="P28"/>
      <text:h text:style-name="P32" text:outline-level="1">Read <text:span text:style-name="T67">IMU</text:span></text:h>
      <text:p text:style-name="P10"><text:span text:style-name="Source_20_Text"><text:span text:style-name="T6">We communicate with </text:span></text:span><text:span text:style-name="Source_20_Text"><text:span text:style-name="T9">the</text:span></text:span><text:span text:style-name="Source_20_Text"><text:span text:style-name="T4"> SparkFun </text:span></text:span><text:span text:style-name="Source_20_Text"><text:span text:style-name="T8">LSM9DS1</text:span></text:span><text:span text:style-name="Source_20_Text"><text:span text:style-name="T7"> IMU</text:span></text:span><text:span text:style-name="Source_20_Text"><text:span text:style-name="T9">s</text:span></text:span><text:span text:style-name="Source_20_Text"><text:span text:style-name="T4"> </text:span></text:span><text:span text:style-name="Source_20_Text"><text:span text:style-name="T6">over </text:span></text:span><text:span text:style-name="Source_20_Text"><text:span text:style-name="T28">I2C</text:span></text:span><text:span text:style-name="Source_20_Text"><text:span text:style-name="T6">, </text:span></text:span><text:span text:style-name="Source_20_Text"><text:span text:style-name="T9">with the </text:span></text:span><text:span text:style-name="Source_20_Text"><text:span text:style-name="T30">left</text:span></text:span><text:span text:style-name="Source_20_Text"><text:span text:style-name="T9"> </text:span></text:span><text:span text:style-name="Source_20_Text"><text:span text:style-name="T10">one </text:span></text:span><text:span text:style-name="Source_20_Text"><text:span text:style-name="T9">(seen from the inside)</text:span></text:span><text:span text:style-name="Source_20_Text"><text:span text:style-name="T30"> </text:span></text:span><text:span text:style-name="Source_20_Text"><text:span text:style-name="T6">using </text:span></text:span><text:span text:style-name="Source_20_Text"><text:span text:style-name="T9">the default</text:span></text:span><text:span text:style-name="Source_20_Text"><text:span text:style-name="T4"> </text:span></text:span><text:span text:style-name="Source_20_Text"><text:span text:style-name="T27">address</text:span></text:span><text:span text:style-name="Source_20_Text"><text:span text:style-name="T30">es</text:span></text:span><text:span text:style-name="Source_20_Text"><text:span text:style-name="T27"> 0x</text:span></text:span><text:span text:style-name="Source_20_Text"><text:span text:style-name="T29">6</text:span></text:span><text:span text:style-name="Source_20_Text"><text:span text:style-name="T31">B</text:span></text:span><text:span text:style-name="Source_20_Text"><text:span text:style-name="T7"> </text:span></text:span><text:span text:style-name="Source_20_Text"><text:span text:style-name="T9">(acc/gyr) and </text:span></text:span><text:span text:style-name="Source_20_Text"><text:span text:style-name="T30">0x</text:span></text:span><text:span text:style-name="Source_20_Text"><text:span text:style-name="T31">1E</text:span></text:span><text:span text:style-name="Source_20_Text"><text:span text:style-name="T9"> (mag) and the </text:span></text:span><text:span text:style-name="Source_20_Text"><text:span text:style-name="T30">right </text:span></text:span><text:span text:style-name="Source_20_Text"><text:span text:style-name="T31">one </text:span></text:span><text:span text:style-name="Source_20_Text"><text:span text:style-name="T9">using the alternative </text:span></text:span><text:span text:style-name="Source_20_Text"><text:span text:style-name="T4">address</text:span></text:span><text:span text:style-name="Source_20_Text"><text:span text:style-name="T9">es</text:span></text:span><text:span text:style-name="Source_20_Text"><text:span text:style-name="T27"> 0x</text:span></text:span><text:span text:style-name="Source_20_Text"><text:span text:style-name="T29">6</text:span></text:span><text:span text:style-name="Source_20_Text"><text:span text:style-name="T31">A</text:span></text:span><text:span text:style-name="Source_20_Text"><text:span text:style-name="T9"> and </text:span></text:span><text:span text:style-name="Source_20_Text"><text:span text:style-name="T30">0x</text:span></text:span><text:span text:style-name="Source_20_Text"><text:span text:style-name="T31">1C</text:span></text:span><text:span text:style-name="Source_20_Text"><text:span text:style-name="T9">.</text:span></text:span></text:p>
      <text:p text:style-name="P4"><text:span text:style-name="Source_20_Text"><text:span text:style-name="T14"/></text:span></text:p>
      <text:p text:style-name="P4"><text:span text:style-name="Source_20_Text"><text:span text:style-name="T32">R</text:span></text:span><text:span text:style-name="Source_20_Text"><text:span text:style-name="T33">ead IMU</text:span></text:span></text:p>
      <text:p text:style-name="P26"/>
      <text:p text:style-name="P27"><text:span text:style-name="T60">$: sudo </text:span><text:span text:style-name="T58">cp -r </text:span><text:span text:style-name="Source_20_Text"><text:span text:style-name="T34">sw/</text:span></text:span><text:span text:style-name="T58">SparkFun_RedBoard_Turbo/</text:span><text:span text:style-name="Source_20_Text"><text:span text:style-name="T90">SparkFun_LSM9DS1_IMU/</text:span></text:span><text:span text:style-name="Source_20_Text"><text:span text:style-name="T70">r</text:span></text:span><text:span text:style-name="Source_20_Text"><text:span text:style-name="T68">ead_</text:span></text:span><text:span text:style-name="Source_20_Text"><text:span text:style-name="T70">imu</text:span></text:span><text:span text:style-name="Source_20_Text"><text:span text:style-name="T69">_camera</text:span></text:span><text:span text:style-name="T76"> </text:span><text:span text:style-name="T58">/opt/SparkFun_RedBoard_Turbo/Arduino</text:span></text:p>
      <text:p text:style-name="P27"><text:span text:style-name="T61">$: sudo chmod -R +666 </text:span><text:span text:style-name="Source_20_Text"><text:span text:style-name="T35">/opt/</text:span></text:span><text:span text:style-name="Source_20_Text"><text:span text:style-name="T34">SparkFun</text:span></text:span><text:span text:style-name="Source_20_Text"><text:span text:style-name="T36">_</text:span></text:span><text:span text:style-name="Source_20_Text"><text:span text:style-name="T34">RedBoard</text:span></text:span><text:span text:style-name="Source_20_Text"><text:span text:style-name="T36">_</text:span></text:span><text:span text:style-name="Source_20_Text"><text:span text:style-name="T34">Turbo</text:span></text:span></text:p>
      <text:p text:style-name="P24"/>
      <text:p text:style-name="P24">Arduino IDE</text:p>
      <text:p text:style-name="P29">$: arduino</text:p>
      <text:p text:style-name="P29"><text:span text:style-name="Source_20_Text"><text:span text:style-name="T85">&gt; File&gt;Sketchbook&gt;</text:span></text:span><text:span text:style-name="Source_20_Text"><text:span text:style-name="T86">read_</text:span></text:span><text:span text:style-name="Source_20_Text"><text:span text:style-name="T87">imu_camera</text:span></text:span></text:p>
      <text:p text:style-name="P4"><text:span text:style-name="Source_20_Text"><text:span text:style-name="T21">&gt; Click </text:span></text:span><text:span text:style-name="Source_20_Text"><text:span text:style-name="T22">Serial Monitor icon</text:span></text:span></text:p>
      <text:p text:style-name="P4"><text:soft-page-break/><text:span text:style-name="Source_20_Text"><text:span text:style-name="T22">&gt; Select 115200 baud</text:span></text:span></text:p>
      <text:p text:style-name="P21"><text:span text:style-name="Source_20_Text"><text:span text:style-name="T11">&gt; Click </text:span></text:span><text:span text:style-name="Source_20_Text"><text:span text:style-name="T12">Upload icon </text:span></text:span><text:span text:style-name="Source_20_Text"><text:span text:style-name="T13">(until flash is successful)</text:span></text:span></text:p>
      <text:p text:style-name="P12"><text:span text:style-name="Source_20_Text"><text:span text:style-name="T37"/></text:span></text:p>
      <text:p text:style-name="P23"><text:span text:style-name="Source_20_Text"><text:span text:style-name="T11">&gt; </text:span></text:span><text:span text:style-name="Source_20_Text"><text:span text:style-name="T15">Change I2C address to alternative addresses in </text:span></text:span><text:span text:style-name="Source_20_Text"><text:span text:style-name="T18">r</text:span></text:span><text:span text:style-name="Source_20_Text"><text:span text:style-name="T19">ead_</text:span></text:span><text:span text:style-name="Source_20_Text"><text:span text:style-name="T18">imu</text:span></text:span><text:span text:style-name="Source_20_Text"><text:span text:style-name="T20">_camera</text:span></text:span><text:span text:style-name="Source_20_Text"><text:span text:style-name="T15">.ino: imu.begin(0x6A, 0x1C)</text:span></text:span></text:p>
      <text:p text:style-name="P5"><text:span text:style-name="Source_20_Text"><text:span text:style-name="T21">&gt; Click </text:span></text:span><text:span text:style-name="Source_20_Text"><text:span text:style-name="T22">Upload icon </text:span></text:span><text:span text:style-name="Source_20_Text"><text:span text:style-name="T23">(until flash is successful)</text:span></text:span></text:p>
      <text:p text:style-name="P5"><text:span text:style-name="Source_20_Text"><text:span text:style-name="T13"/></text:span></text:p>
      <text:p text:style-name="P6"><text:span text:style-name="Source_20_Text"><text:span text:style-name="T38">SparkFun LSM9DS1 IMU</text:span></text:span></text:p>
      <text:p text:style-name="P11"><text:span text:style-name="Source_20_Text"><text:span text:style-name="T39">Linear Acceleration [g]: 0.0</text:span></text:span><text:span text:style-name="Source_20_Text"><text:span text:style-name="T40">1</text:span></text:span><text:span text:style-name="Source_20_Text"><text:span text:style-name="T39">/-1.0</text:span></text:span><text:span text:style-name="Source_20_Text"><text:span text:style-name="T40">1</text:span></text:span><text:span text:style-name="Source_20_Text"><text:span text:style-name="T39">/-0.</text:span></text:span><text:span text:style-name="Source_20_Text"><text:span text:style-name="T40">10</text:span></text:span><text:span text:style-name="Source_20_Text"><text:span text:style-name="T39">, Angular Rate [dps]: 0.</text:span></text:span><text:span text:style-name="Source_20_Text"><text:span text:style-name="T40">01</text:span></text:span><text:span text:style-name="Source_20_Text"><text:span text:style-name="T39">/1.</text:span></text:span><text:span text:style-name="Source_20_Text"><text:span text:style-name="T40">66</text:span></text:span><text:span text:style-name="Source_20_Text"><text:span text:style-name="T39">/-</text:span></text:span><text:span text:style-name="Source_20_Text"><text:span text:style-name="T40">2.13</text:span></text:span><text:span text:style-name="Source_20_Text"><text:span text:style-name="T39">, Magnetic Field [gauss]: -0.6</text:span></text:span><text:span text:style-name="Source_20_Text"><text:span text:style-name="T40">8</text:span></text:span><text:span text:style-name="Source_20_Text"><text:span text:style-name="T39">/1.</text:span></text:span><text:span text:style-name="Source_20_Text"><text:span text:style-name="T40">34</text:span></text:span><text:span text:style-name="Source_20_Text"><text:span text:style-name="T39">/0.</text:span></text:span><text:span text:style-name="Source_20_Text"><text:span text:style-name="T40">19</text:span></text:span><text:span text:style-name="Source_20_Text"><text:span text:style-name="T39"> </text:span></text:span></text:p>
      <text:h text:style-name="P33" text:outline-level="1"><text:span text:style-name="Source_20_Text"><text:span text:style-name="T88">Script</text:span></text:span></text:h>
      <text:p text:style-name="P16"><text:span text:style-name="T41">Run as part of the Sensor Suite</text:span><text:span text:style-name="T42"> </text:span><text:span text:style-name="T43">install</text:span><text:span text:style-name="T42">ation</text:span><text:span text:style-name="T43"> </text:span><text:span text:style-name="T44">script</text:span></text:p>
      <text:p text:style-name="P17"><text:span text:style-name="T77">sw/</text:span><text:span text:style-name="Source_20_Text"><text:span text:style-name="T84">NVIDIA_Jetson_Xavier_NX</text:span></text:span><text:span text:style-name="T78">/Sc</text:span><text:span text:style-name="T79">r</text:span><text:span text:style-name="T78">ipts</text:span><text:span text:style-name="T80">$ </text:span><text:span text:style-name="T81">bash </text:span><text:span text:style-name="T74">install-</text:span><text:span text:style-name="T73">7</text:span><text:span text:style-name="T74">-</text:span><text:span text:style-name="T73">Sensor_Suite</text:span><text:span text:style-name="T75">.sh</text:span></text:p>
      <text:h text:style-name="P34" text:outline-level="1">Docker<text:span text:style-name="T89">file</text:span></text:h>
      <text:p text:style-name="P7"><text:span text:style-name="T55">Part of the Sensor Suite</text:span><text:span text:style-name="T56"> </text:span><text:span text:style-name="T57">Dockerfile</text:span></text:p>
      <text:p text:style-name="P7"><text:span text:style-name="Source_20_Text"><text:span text:style-name="T82">sw/</text:span></text:span><text:span text:style-name="Source_20_Text"><text:span text:style-name="T84">NVIDIA_Jetson_Xavier_NX</text:span></text:span><text:span text:style-name="Source_20_Text"><text:span text:style-name="T83">/</text:span></text:span><text:span text:style-name="Source_20_Text"><text:span text:style-name="T82">Docker/</text:span></text:span><text:span text:style-name="Source_20_Text"><text:span text:style-name="T71">Dockerfile-</text:span></text:span><text:span text:style-name="Source_20_Text"><text:span text:style-name="T72">7-Sensor_Suite</text:span></text:span></text:p>
      <text:p text:style-name="P7"><text:span text:style-name="Source_20_Text"><text:span text:style-name="T7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4ded37" officeooo:paragraph-rsid="01acbc22"/>
    </style:style>
    <style:style style:name="MT1" style:family="text"/>
    <style:style style:name="MT2" style:family="text">
      <style:text-properties style:text-position="super 58%" officeooo:rsid="007dee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://www.aiwerkstatt.com/" text:style-name="Internet_20_link" text:visited-style-name="Visited_20_Internet_20_Link">aiWerkstatt</text:a><text:span text:style-name="MT2">TM</text:span><text:tab/>SensorBox<text:span text:style-name="MT2">TM</text:span> v1.0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22:26:01.921532609</meta:creation-date>
    <meta:generator>LibreOffice/6.0.7.3$Linux_X86_64 LibreOffice_project/00m0$Build-3</meta:generator>
    <dc:date>2021-06-21T07:21:47.783059712</dc:date>
    <meta:editing-duration>P1DT11H13M27S</meta:editing-duration>
    <meta:editing-cycles>145</meta:editing-cycles>
    <meta:document-statistic meta:table-count="0" meta:image-count="0" meta:object-count="0" meta:page-count="2" meta:paragraph-count="37" meta:word-count="229" meta:character-count="1816" meta:non-whitespace-character-count="1622"/>
  </office:meta>
</office:document-meta>
</file>